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find( String factoryId , String fallback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Finder.dPrint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Finder.Factory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Finder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find( String factoryId , ClassLoader classLoader , String fallbackClass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actoryFinder.newInstance( String className , ClassLoader cl , boolean doF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